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254375cm" style:use-optimal-column-width="true"/>
    </style:style>
    <style:style style:name="co2" style:family="table-column">
      <style:table-column-properties fo:break-before="auto" style:column-width="2.72520833333333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2.54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og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1"/>
          <table:table-cell office:value-type="string" table:number-columns-spanned="3" table:number-rows-spanned="1" table:style-name="ce2">
            <text:p>Jogador</text:p>
          </table:table-cell>
          <table:covered-table-cell table:number-columns-repeated="2"/>
          <table:table-cell office:value-type="string" table:number-columns-spanned="3" table:number-rows-spanned="1" table:style-name="ce2">
            <text:p>Adversario</text:p>
          </table:table-cell>
          <table:covered-table-cell table:number-columns-repeated="2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Goblin_Jogador</text:p>
          </table:table-cell>
          <table:table-cell office:value-type="string" table:style-name="ce1">
            <text:p>Elfo_jogador</text:p>
          </table:table-cell>
          <table:table-cell office:value-type="string" table:style-name="ce1">
            <text:p>Mago_jogador</text:p>
          </table:table-cell>
          <table:table-cell office:value-type="string" table:style-name="ce1">
            <text:p>Goblin</text:p>
          </table:table-cell>
          <table:table-cell office:value-type="string" table:style-name="ce1">
            <text:p>Elfo</text:p>
          </table:table-cell>
          <table:table-cell office:value-type="string" table:style-name="ce1">
            <text:p>Mag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p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aque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fes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tacante</text:p>
          </table:table-cell>
          <table:table-cell office:value-type="string" office:string-value="Goblin_Jogador" table:formula="of:=[.B2]" table:style-name="ce1">
            <text:p>Goblin_Jogador</text:p>
          </table:table-cell>
          <table:table-cell office:value-type="string" office:string-value="Elfo_jogador" table:formula="of:=[.C2]" table:style-name="ce1">
            <text:p>Elfo_jogador</text:p>
          </table:table-cell>
          <table:table-cell office:value-type="string" office:string-value="Mago_jogador" table:formula="of:=[.D2]" table:style-name="ce1">
            <text:p>Mago_jogado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tacado</text:p>
          </table:table-cell>
          <table:table-cell office:value-type="string" office:string-value="Goblin" table:formula="of:=[.E2]" table:style-name="ce1">
            <text:p>Goblin</text:p>
          </table:table-cell>
          <table:table-cell office:value-type="string" office:string-value="Elfo" table:formula="of:=[.F2]" table:style-name="ce1">
            <text:p>Elfo</text:p>
          </table:table-cell>
          <table:table-cell office:value-type="string" office:string-value="Mago" table:formula="of:=[.G2]" table:style-name="ce1">
            <text:p>Mag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sultado Goblin</text:p>
          </table:table-cell>
          <table:table-cell office:value-type="float" office:value="5" table:formula="of:=[.E3]-([.$B$4]-[.E5])" table:style-name="ce1">
            <text:p>5</text:p>
          </table:table-cell>
          <table:table-cell office:value-type="float" office:value="-2" table:formula="of:=[.F3]-([.$B$4]-[.F5])" table:style-name="ce1">
            <text:p>-2</text:p>
          </table:table-cell>
          <table:table-cell office:value-type="float" office:value="1" table:formula="of:=[.G3]-([.$B$4]-[.G5])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sultado Elfo</text:p>
          </table:table-cell>
          <table:table-cell office:value-type="float" office:value="1" table:formula="of:=[.G3]-([.$B$4]-[.G5])" table:style-name="ce1">
            <text:p>1</text:p>
          </table:table-cell>
          <table:table-cell office:value-type="float" office:value="-4" table:formula="of:=[.H3]-([.$B$4]-[.H5])" table:style-name="ce1">
            <text:p>-4</text:p>
          </table:table-cell>
          <table:table-cell office:value-type="float" office:value="-4" table:formula="of:=[.I3]-([.$B$4]-[.I5])" table:style-name="ce1">
            <text:p>-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sultado Mago</text:p>
          </table:table-cell>
          <table:table-cell office:value-type="float" office:value="1" table:formula="of:=[.G3]-([.$B$4]-[.G5])" table:style-name="ce1">
            <text:p>1</text:p>
          </table:table-cell>
          <table:table-cell office:value-type="float" office:value="-4" table:formula="of:=[.H3]-([.$B$4]-[.H5])" table:style-name="ce1">
            <text:p>-4</text:p>
          </table:table-cell>
          <table:table-cell office:value-type="float" office:value="-4" table:formula="of:=[.I3]-([.$B$4]-[.I5])" table:style-name="ce1">
            <text:p>-4</text:p>
          </table:table-cell>
          <table:table-cell table:number-columns-repeated="16380" table:style-name="ce1"/>
        </table:table-row>
        <table:table-row table:number-rows-repeated="1048564" table:style-name="ro1">
          <table:table-cell table:number-columns-repeated="16384"/>
        </table:table-row>
      </table:table>
      <table:database-ranges>
        <table:database-range table:target-range-address="Jogo.B4:Jogo.B5" table:contains-header="false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GUSTAVO MARINHO TANNENBAUM</meta:initial-creator>
    <dc:creator>GUSTAVO MARINHO TANNENBAUM</dc:creator>
    <meta:creation-date>2024-01-07T17:06:56Z</meta:creation-date>
    <dc:date>2024-01-07T18:12:36Z</dc:date>
  </office:meta>
</office:document-meta>
</file>